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74cm" fo:min-width="5.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4.75cm" fo:min-width="5.5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5.5cm"/>
      <style:paragraph-properties style:writing-mode="lr-tb"/>
    </style:style>
    <style:style style:name="gr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12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3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5.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9.75cm" fo:min-width="5.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5.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41cm" fo:min-width="5.5cm"/>
      <style:paragraph-properties style:writing-mode="lr-tb"/>
    </style:style>
    <style:style style:name="gr19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5.75cm" fo:min-width="4.5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 style:writing-mode="lr-tb"/>
      <style:text-properties fo:font-size="24pt" fo:font-weight="bold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1" draw:id="id1">
          <draw:custom-shape draw:style-name="gr1" draw:text-style-name="P1" draw:layer="layout" svg:width="6cm" svg:height="2.024cm" svg:x="8.015cm" svg:y="20cm">
            <text:p text:style-name="P1"><text:span text:style-name="T1">Pla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8.015cm" svg:y="22.0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8.015cm" svg:y="23.024cm">
            <text:p text:style-name="P3">+ search()</text:p>
            <text:p text:style-name="P3">+ related()</text:p>
            <text:p text:style-name="P3">+ latest()</text:p>
            <text:p text:style-name="P3">+ coordinates()</text:p>
            <text:p text:style-name="P3">+ image()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6cm" svg:height="2.024cm" svg:x="15.015cm" svg:y="20cm">
            <text:p text:style-name="P1"><text:span text:style-name="T1">Ta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15.015cm" svg:y="22.0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15.015cm" svg:y="23.024cm">
            <text:p text:style-name="P3">+ ofPlace()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4" draw:layer="layout" svg:width="6cm" svg:height="2.024cm" svg:x="43.015cm" svg:y="20cm">
            <text:p text:style-name="P4">User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6cm" svg:height="0.983cm" svg:x="43.015cm" svg:y="22.04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6cm" svg:height="3cm" svg:x="43.015cm" svg:y="23.024cm">
            <text:p text:style-name="P5">+ create()</text:p>
            <text:p text:style-name="P5">+ login()</text:p>
            <text:p text:style-name="P5">+ logout()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4" draw:layer="layout" svg:width="6cm" svg:height="2.024cm" svg:x="25.015cm" svg:y="1cm">
            <text:p text:style-name="P4">Model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25.015cm" svg:y="3.024cm">
            <text:p text:style-name="P3">– db</text:p>
            <text:p text:style-name="P3">– table</text:p>
            <text:p text:style-name="P3">– id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cm" svg:height="5cm" svg:x="25.015cm" svg:y="6.024cm">
            <text:p text:style-name="P3">+ create()</text:p>
            <text:p text:style-name="P3">+ read()</text:p>
            <text:p text:style-name="P3">+ update()</text:p>
            <text:p text:style-name="P3">+ delete()</text:p>
            <text:p text:style-name="P3">+ query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7" draw:layer="layout" svg:x1="11.015cm" svg:y1="20cm" svg:x2="28.015cm" svg:y2="11.024cm" draw:start-shape="id1" draw:end-shape="id2" svg:d="M11015 20000v-4488h17000v-4488" svg:viewBox="0 0 17001 8977">
          <text:p/>
        </draw:connector>
        <draw:connector draw:style-name="gr8" draw:text-style-name="P7" draw:layer="layout" svg:x1="18.015cm" svg:y1="20cm" svg:x2="28.015cm" svg:y2="11.024cm" draw:start-shape="id3" draw:end-shape="id2" svg:d="M18015 20000v-4488h10000v-4488" svg:viewBox="0 0 10001 8977">
          <text:p/>
        </draw:connector>
        <draw:connector draw:style-name="gr9" draw:text-style-name="P7" draw:layer="layout" svg:x1="46.015cm" svg:y1="20cm" svg:x2="28.015cm" svg:y2="11.024cm" draw:start-shape="id4" draw:end-shape="id2" draw:end-glue-point="2" svg:d="M46015 20000v-4488h-18000v-4488" svg:viewBox="0 0 18001 8977">
          <text:p/>
        </draw:connector>
        <draw:g xml:id="id5" draw:id="id5">
          <draw:custom-shape draw:style-name="gr1" draw:text-style-name="P1" draw:layer="layout" svg:width="6cm" svg:height="2.024cm" svg:x="29.015cm" svg:y="20cm">
            <text:p text:style-name="P1"><text:span text:style-name="T1">Boar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9.015cm" svg:y="22.0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cm" svg:height="3cm" svg:x="29.015cm" svg:y="23.024cm">
            <text:p text:style-name="P3">+ read()</text:p>
            <text:p text:style-name="P3">+ delete()</text:p>
            <text:p text:style-name="P3">+ search()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7" draw:layer="layout" svg:x1="32.015cm" svg:y1="20cm" svg:x2="28.015cm" svg:y2="11.024cm" draw:start-shape="id5" draw:start-glue-point="0" draw:end-shape="id2" svg:d="M32015 20000v-4488h-4000v-4488" svg:viewBox="0 0 4001 8977">
          <text:p/>
        </draw:connector>
        <draw:g xml:id="id6" draw:id="id6">
          <draw:custom-shape draw:style-name="gr1" draw:text-style-name="P1" draw:layer="layout" svg:width="6cm" svg:height="2.024cm" svg:x="36.015cm" svg:y="20cm">
            <text:p text:style-name="P1"><text:span text:style-name="T1">Answ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36.015cm" svg:y="22.0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6cm" svg:height="2cm" svg:x="36.015cm" svg:y="23.024cm">
            <text:p text:style-name="P3">+delete()</text:p>
            <text:p text:style-name="P3">+ toBoard()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layout" svg:x1="39.015cm" svg:y1="20cm" svg:x2="28.015cm" svg:y2="11.024cm" draw:start-shape="id6" draw:end-shape="id2" svg:d="M39015 20000v-4488h-11000v-4488" svg:viewBox="0 0 11001 8977">
          <text:p/>
        </draw:connector>
        <draw:g xml:id="id7" draw:id="id7">
          <draw:custom-shape draw:style-name="gr1" draw:text-style-name="P1" draw:layer="layout" svg:width="6cm" svg:height="2.024cm" svg:x="22.015cm" svg:y="20cm">
            <text:p text:style-name="P1"><text:span text:style-name="T1">Attribut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2.015cm" svg:y="22.02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22.015cm" svg:y="23.024cm">
            <text:p text:style-name="P3">+ ofPlace()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7" draw:layer="layout" svg:x1="25.015cm" svg:y1="20cm" svg:x2="28.015cm" svg:y2="11.024cm" draw:start-shape="id7" draw:end-shape="id2" svg:d="M25015 20000v-4488h3000v-4488" svg:viewBox="0 0 3001 8977">
          <text:p/>
        </draw:connector>
        <draw:g xml:id="id8" draw:id="id8">
          <draw:custom-shape draw:style-name="gr1" draw:text-style-name="P4" draw:layer="layout" svg:width="6cm" svg:height="2.024cm" svg:x="50.015cm" svg:y="1cm">
            <text:p text:style-name="P4">Query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6cm" svg:height="8cm" svg:x="50.015cm" svg:y="3.024cm">
            <text:p text:style-name="P3">– method</text:p>
            <text:p text:style-name="P3">– table</text:p>
            <text:p text:style-name="P3">– from</text:p>
            <text:p text:style-name="P3">– where</text:p>
            <text:p text:style-name="P3">– order</text:p>
            <text:p text:style-name="P3">– limit</text:p>
            <text:p text:style-name="P3">– selectCols</text:p>
            <text:p text:style-name="P3">– columns</text:p>
            <text:p text:style-name="P3">– values</text:p>
            <text:p text:style-name="P3">– set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6cm" svg:height="10cm" svg:x="50.015cm" svg:y="11.024cm">
            <text:p text:style-name="P3">+ __toString()</text:p>
            <text:p text:style-name="P3">+ select()</text:p>
            <text:p text:style-name="P3">+ insert()</text:p>
            <text:p text:style-name="P3">+ update()</text:p>
            <text:p text:style-name="P3">+ delete()</text:p>
            <text:p text:style-name="P3">+ set()</text:p>
            <text:p text:style-name="P3">+ values()</text:p>
            <text:p text:style-name="P3">+ from()</text:p>
            <text:p text:style-name="P3">+ order()</text:p>
            <text:p text:style-name="P3">+ limit()</text:p>
            <text:p text:style-name="P3">+ where()</text:p>
            <text:p text:style-name="P3">+ and()</text:p>
            <text:p text:style-name="P3">+ or()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8" draw:layer="layout" svg:x1="31.015cm" svg:y1="6.524cm" svg:x2="50.015cm" svg:y2="11.012cm" draw:start-shape="id2" draw:end-shape="id8" svg:d="M31015 6524h9500v4488h9500" svg:viewBox="0 0 19001 4489">
          <text:p/>
        </draw:connector>
        <draw:g xml:id="id9" draw:id="id9">
          <draw:custom-shape draw:style-name="gr1" draw:text-style-name="P4" draw:layer="layout" svg:width="6cm" svg:height="2.024cm" svg:x="17.015cm" svg:y="1cm">
            <text:p text:style-name="P4">Database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6cm" svg:height="2cm" svg:x="17.015cm" svg:y="3.024cm">
            <text:p text:style-name="P3">– db</text:p>
            <text:p text:style-name="P3">– static object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cm" svg:height="6cm" svg:x="17.015cm" svg:y="5.024cm">
            <text:p text:style-name="P3">+ static connect()</text:p>
            <text:p text:style-name="P3">– __construct()</text:p>
            <text:p text:style-name="P3">+ __destruct()</text:p>
            <text:p text:style-name="P3">+ query()</text:p>
            <text:p text:style-name="P3">+ get_last_id()</text:p>
            <text:p text:style-name="P3">+ get_affected()</text:p>
            <text:p text:style-name="P3">+ clean()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8" draw:layer="layout" svg:x1="23.015cm" svg:y1="6.524cm" svg:x2="25.015cm" svg:y2="6.524cm" draw:start-shape="id9" draw:start-glue-point="1" draw:end-shape="id2" svg:d="M23015 6524h2000" svg:viewBox="0 0 2001 1">
          <text:p/>
        </draw:connector>
        <draw:g xml:id="id10" draw:id="id10">
          <draw:custom-shape draw:style-name="gr18" draw:text-style-name="P4" draw:layer="layout" svg:width="6cm" svg:height="1.991cm" svg:x="0.976cm" svg:y="20.011cm">
            <text:p text:style-name="P4">AttrTyp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0.976cm" svg:y="22.00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1cm" svg:x="0.976cm" svg:y="23.002cm">
            <text:p text:style-name="P3">+ all()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7" draw:layer="layout" svg:x1="3.976cm" svg:y1="20.011cm" svg:x2="28.015cm" svg:y2="11.024cm" draw:start-shape="id10" draw:end-shape="id2" draw:end-glue-point="2" svg:d="M3976 20011v-4494h24039v-4493" svg:viewBox="0 0 24040 8988">
          <text:p/>
        </draw:connector>
      </draw:page>
      <draw:page draw:name="page2" draw:style-name="dp1" draw:master-page-name="Predefinito">
        <draw:custom-shape draw:style-name="gr20" draw:text-style-name="P9" draw:layer="layout" svg:width="5cm" svg:height="2cm" svg:x="1cm" svg:y="1cm">
          <text:p text:style-name="P9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cm" svg:height="6cm" svg:x="1cm" svg:y="3cm">
          <text:p text:style-name="P10">– homepage</text:p>
          <text:p text:style-name="P10">– login</text:p>
          <text:p text:style-name="P10">– profilo</text:p>
          <text:p text:style-name="P10">– mappa</text:p>
          <text:p text:style-name="P10">– luoghi</text:p>
          <text:p text:style-name="P10">– bacheca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cm" svg:height="2cm" svg:x="11cm" svg:y="1cm">
          <text:p text:style-name="P9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cm" svg:height="6cm" svg:x="11cm" svg:y="3cm">
          <text:p text:style-name="P10">– attribute</text:p>
          <text:p text:style-name="P10">– place</text:p>
          <text:p text:style-name="P10">– tag</text:p>
          <text:p text:style-name="P10">– user</text:p>
          <text:p text:style-name="P10">– board</text:p>
          <text:p text:style-name="P10">– answer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cm" svg:height="2cm" svg:x="21cm" svg:y="1cm"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cm" svg:height="6cm" svg:x="21cm" svg:y="3cm">
          <text:p text:style-name="P10">– board</text:p>
          <text:p text:style-name="P10">– login</text:p>
          <text:p text:style-name="P10">– profilo</text:p>
          <text:p text:style-name="P10">– registrazio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0T10:24:53.076960453</meta:creation-date>
    <dc:date>2021-04-06T19:44:11.187588926</dc:date>
    <meta:editing-duration>PT5H20M12S</meta:editing-duration>
    <meta:editing-cycles>18</meta:editing-cycles>
    <meta:generator>LibreOffice/7.0.3.1$Linux_X86_64 LibreOffice_project/00$Build-1</meta:generator>
    <meta:document-statistic meta:object-count="55"/>
  </office:meta>
</office:document-meta>
</file>